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2.09pt" svg:height="323.01pt" svg:x="240.83pt" svg:y="3pt">
            <loext:p draw:notify-on-update-of-ranges="Sheet1.A1:Sheet1.A1 Sheet1.A2:Sheet1.A13 Sheet1.B1:Sheet1.B1 Sheet1.B2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 of Input Queries</text:p>
          </table:table-cell>
          <table:table-cell office:value-type="string" calcext:value-type="string">
            <text:p>Time take (in Secon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3" calcext:value-type="float">
            <text:p>11.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572" calcext:value-type="float">
            <text:p>11.4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965" calcext:value-type="float">
            <text:p>11.59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654" calcext:value-type="float">
            <text:p>11.9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479" calcext:value-type="float">
            <text:p>12.0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945" calcext:value-type="float">
            <text:p>12.09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161" calcext:value-type="float">
            <text:p>12.4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232" calcext:value-type="float">
            <text:p>12.5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812" calcext:value-type="float">
            <text:p>12.88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9811" calcext:value-type="float">
            <text:p>12.9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627" calcext:value-type="float">
            <text:p>13.1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753" calcext:value-type="float">
            <text:p>13.3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2:26:13.301249397</meta:creation-date>
    <dc:date>2018-03-02T03:21:00.900248184</dc:date>
    <meta:editing-duration>PT3M43S</meta:editing-duration>
    <meta:editing-cycles>2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83cm" svg:height="11.396cm" xlink:href=".." xlink:type="simple" chart:class="chart:scatter" chart:style-name="ch1">
        <chart:title svg:x="7.097cm" svg:y="0.363cm" chart:style-name="ch2">
          <text:p>No. of Queries vs Time Taken</text:p>
        </chart:title>
        <chart:legend chart:legend-position="end" svg:x="15.294cm" svg:y="5.399cm" style:legend-expansion="high" chart:style-name="ch3"/>
        <chart:plot-area chart:style-name="ch4" table:cell-range-address="Sheet1.A1:Sheet1.B13" chart:data-source-has-labels="row" svg:x="1.414cm" svg:y="1.369cm" svg:width="13.477cm" svg:height="8.819cm">
          <chartooo:coordinate-region svg:x="2.326cm" svg:y="1.568cm" svg:width="12.378cm" svg:height="7.973cm"/>
          <chart:axis chart:dimension="x" chart:name="primary-x" chart:style-name="ch5">
            <chart:title svg:x="6.732cm" svg:y="10.415cm" chart:style-name="ch6">
              <text:p>Number of Queries</text:p>
            </chart:title>
          </chart:axis>
          <chart:axis chart:dimension="y" chart:name="primary-y" chart:style-name="ch5">
            <chart:title svg:x="0.451cm" svg:y="6.973cm" chart:style-name="ch7">
              <text:p>Time taken(sec)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ake (in 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3</svg:desc>
                </draw:g>
              </table:table-cell>
              <table:table-cell office:value-type="float" office:value="11.223">
                <text:p>11.223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4572">
                <text:p>11.4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5965">
                <text:p>11.5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.9654">
                <text:p>11.9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0479">
                <text:p>12.0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0945">
                <text:p>12.0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4161">
                <text:p>12.4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5232">
                <text:p>12.5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8812">
                <text:p>12.8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9811">
                <text:p>12.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.1627">
                <text:p>13.1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.3753">
                <text:p>13.3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